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9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673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5cm" fo:min-width="3.5cm" fo:padding-top="0.139cm" fo:padding-bottom="0.139cm" fo:padding-left="0.264cm" fo:padding-right="0.26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018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1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15" style:family="graphic" style:parent-style-name="standard">
      <style:graphic-properties svg:stroke-color="#000000" draw:fill="none" draw:textarea-vertical-align="middle" draw:auto-grow-height="false" fo:min-height="0.6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6cm"/>
    </style:style>
    <style:style style:name="gr17" style:family="graphic" style:parent-style-name="objectwithoutfill">
      <style:graphic-properties draw:marker-start="Symmetric_20_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3.7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1cm" fo:min-width="2.6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77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60%"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position="-10% 60%" fo:font-size="8pt" fo:font-style="normal" style:font-size-asian="8pt" style:font-style-asian="normal" style:font-size-complex="8pt" style:font-style-complex="normal"/>
    </style:style>
    <style:style style:name="T6" style:family="text">
      <style:text-properties style:text-position="sub 60%"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sub 6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4.3cm" svg:x2="6cm" svg:y2="6.9cm">
          <text:p/>
        </draw:line>
        <draw:line draw:style-name="gr2" draw:text-style-name="P1" draw:layer="layout" svg:x1="7cm" svg:y1="3cm" svg:x2="7cm" svg:y2="14cm">
          <text:p/>
        </draw:line>
        <draw:line draw:style-name="gr2" draw:text-style-name="P1" draw:layer="layout" svg:x1="11cm" svg:y1="3cm" svg:x2="11cm" svg:y2="14cm">
          <text:p/>
        </draw:line>
        <draw:frame draw:style-name="gr3" draw:text-style-name="P2" draw:layer="layout" svg:width="3.376cm" svg:height="0.573cm" svg:x="2.4cm" svg:y="3.7cm">
          <draw:text-box>
            <text:p><text:span text:style-name="T1">Inicio da sincronização</text:span></text:p>
          </draw:text-box>
        </draw:frame>
        <draw:frame draw:style-name="gr4" draw:text-style-name="P2" draw:layer="layout" svg:width="0.675cm" svg:height="0.575cm" svg:x="7.2cm" svg:y="3.625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6.6cm" svg:y="2.2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0.601cm" svg:y="2.201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96cm" svg:height="0.659cm" svg:x="3.5cm" svg:y="5.7cm">
          <draw:text-box>
            <text:p><text:span text:style-name="T3">timestamp</text:span><text:span text:style-name="T4"> R</text:span><text:span text:style-name="T5">i</text:span><text:span text:style-name="T4">(t</text:span><text:span text:style-name="T6">1</text:span><text:span text:style-name="T4">)</text:span></text:p>
          </draw:text-box>
        </draw:frame>
        <draw:frame draw:style-name="gr4" draw:text-style-name="P2" draw:layer="layout" svg:width="0.675cm" svg:height="0.575cm" svg:x="7.201cm" svg:y="5.626cm">
          <draw:text-box>
            <text:p><text:span text:style-name="T1">t</text:span><text:span text:style-name="T2">1</text:span></text:p>
          </draw:text-box>
        </draw:frame>
        <draw:frame draw:style-name="gr7" draw:text-style-name="P2" draw:layer="layout" svg:width="2.483cm" svg:height="0.573cm" svg:x="2.806cm" svg:y="6.701cm">
          <draw:text-box>
            <text:p><text:span text:style-name="T1">Comanda envio</text:span></text:p>
          </draw:text-box>
        </draw:frame>
        <draw:frame draw:style-name="gr8" draw:text-style-name="P2" draw:layer="layout" svg:width="3.173cm" svg:height="0.573cm" svg:x="2.927cm" svg:y="8.627cm">
          <draw:text-box>
            <text:p><text:span text:style-name="T1">Inicio da transmissão</text:span></text:p>
          </draw:text-box>
        </draw:frame>
        <draw:frame draw:style-name="gr4" draw:text-style-name="P2" draw:layer="layout" svg:width="0.675cm" svg:height="0.575cm" svg:x="7.202cm" svg:y="8.612cm">
          <draw:text-box>
            <text:p><text:span text:style-name="T1">t</text:span><text:span text:style-name="T2">2</text:span></text:p>
          </draw:text-box>
        </draw:frame>
        <draw:path draw:style-name="gr9" draw:text-style-name="P5" draw:layer="layout" svg:width="4.01cm" svg:height="0.905cm" draw:transform="skewX (-0.0727802298081635) rotate (-0.0719075651821675) translate (6.99945002015992cm 9.003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1cm" svg:y="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1cm" svg:y="8.827cm">
          <draw:text-box>
            <text:p><text:span text:style-name="T3">Tempo de propagação</text:span></text:p>
          </draw:text-box>
        </draw:frame>
        <draw:line draw:style-name="gr12" draw:text-style-name="P1" draw:layer="layout" svg:x1="10.851cm" svg:y1="10.208cm" svg:x2="11.151cm" svg:y2="10.208cm">
          <text:p/>
        </draw:line>
        <draw:frame draw:style-name="gr4" draw:text-style-name="P2" draw:layer="layout" svg:width="0.675cm" svg:height="0.575cm" svg:x="11.124cm" svg:y="9.887cm">
          <draw:text-box>
            <text:p><text:span text:style-name="T1">t</text:span><text:span text:style-name="T2">3</text:span></text:p>
          </draw:text-box>
        </draw:frame>
        <draw:frame draw:style-name="gr4" draw:text-style-name="P2" draw:layer="layout" svg:width="0.675cm" svg:height="0.575cm" svg:x="10.3cm" svg:y="10.86cm">
          <draw:text-box>
            <text:p><text:span text:style-name="T1">t</text:span><text:span text:style-name="T2">4</text:span></text:p>
          </draw:text-box>
        </draw:frame>
        <draw:line draw:style-name="gr12" draw:text-style-name="P1" draw:layer="layout" svg:x1="10.84cm" svg:y1="11.203cm" svg:x2="11.14cm" svg:y2="11.203cm">
          <text:p/>
        </draw:line>
        <draw:line draw:style-name="gr12" draw:text-style-name="P1" draw:layer="layout" svg:x1="10.842cm" svg:y1="11.94cm" svg:x2="11.142cm" svg:y2="11.94cm">
          <text:p/>
        </draw:line>
        <draw:frame draw:style-name="gr13" draw:text-style-name="P2" draw:layer="layout" svg:width="4.1cm" svg:height="0.895cm" svg:x="11.8cm" svg:y="10.887cm">
          <draw:text-box>
            <text:p><text:span text:style-name="T1">Interrupção da Recepção</text:span></text:p>
          </draw:text-box>
        </draw:frame>
        <draw:line draw:style-name="gr12" draw:text-style-name="P1" draw:layer="layout" svg:x1="6.855cm" svg:y1="8.994cm" svg:x2="7.155cm" svg:y2="8.994cm">
          <text:p/>
        </draw:line>
        <draw:line draw:style-name="gr12" draw:text-style-name="P1" draw:layer="layout" svg:x1="6.855cm" svg:y1="7cm" svg:x2="7.155cm" svg:y2="7cm">
          <text:p/>
        </draw:line>
        <draw:line draw:style-name="gr12" draw:text-style-name="P1" draw:layer="layout" svg:x1="6.855cm" svg:y1="6cm" svg:x2="7.155cm" svg:y2="6cm">
          <text:p/>
        </draw:line>
        <draw:line draw:style-name="gr12" draw:text-style-name="P1" draw:layer="layout" svg:x1="6.846cm" svg:y1="4cm" svg:x2="7.146cm" svg:y2="4cm">
          <text:p/>
        </draw:line>
        <draw:frame draw:style-name="gr14" draw:text-style-name="P2" draw:layer="layout" svg:width="3.351cm" svg:height="0.573cm" svg:x="2.549cm" svg:y="4.7cm">
          <draw:text-box>
            <text:p><text:span text:style-name="T1">Criação da mensagem</text:span></text:p>
          </draw:text-box>
        </draw:frame>
        <draw:line draw:style-name="gr1" draw:text-style-name="P1" draw:layer="layout" svg:x1="6cm" svg:y1="7.2cm" svg:x2="6cm" svg:y2="8.7cm">
          <text:p/>
        </draw:line>
        <draw:frame draw:style-name="gr13" draw:text-style-name="P2" draw:layer="layout" svg:width="3.351cm" svg:height="0.895cm" svg:x="3.1cm" svg:y="7.5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6.7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3.4cm" svg:y="9.2cm">
          <draw:text-box>
            <text:p><text:span text:style-name="T3">Tempo de transmissão</text:span></text:p>
          </draw:text-box>
        </draw:frame>
        <draw:line draw:style-name="gr17" draw:text-style-name="P1" draw:layer="layout" svg:x1="11.4cm" svg:y1="11.187cm" svg:x2="12cm" svg:y2="11.187cm">
          <text:p text:style-name="P3"><text:s/></text:p>
        </draw:line>
        <draw:line draw:style-name="gr17" draw:text-style-name="P1" draw:layer="layout" svg:x1="6.6cm" svg:y1="9cm" svg:x2="6cm" svg:y2="9cm">
          <text:p text:style-name="P3"><text:s/></text:p>
        </draw:line>
        <draw:line draw:style-name="gr17" draw:text-style-name="P1" draw:layer="layout" svg:x1="6.6cm" svg:y1="7cm" svg:x2="6cm" svg:y2="7cm">
          <text:p text:style-name="P3"><text:s/></text:p>
        </draw:line>
        <draw:line draw:style-name="gr17" draw:text-style-name="P1" draw:layer="layout" svg:x1="6.6cm" svg:y1="6cm" svg:x2="5.9cm" svg:y2="6cm">
          <text:p text:style-name="P3"><text:s/></text:p>
        </draw:line>
        <draw:line draw:style-name="gr17" draw:text-style-name="P1" draw:layer="layout" svg:x1="6.6cm" svg:y1="4cm" svg:x2="6cm" svg:y2="4cm">
          <text:p text:style-name="P3"><text:s/></text:p>
        </draw:line>
        <draw:line draw:style-name="gr17" draw:text-style-name="P1" draw:layer="layout" svg:x1="11.373cm" svg:y1="11.949cm" svg:x2="11.973cm" svg:y2="11.949cm">
          <text:p text:style-name="P3"><text:s/></text:p>
        </draw:line>
        <draw:frame draw:style-name="gr4" draw:text-style-name="P2" draw:layer="layout" svg:width="0.675cm" svg:height="0.575cm" svg:x="10.301cm" svg:y="11.69cm">
          <draw:text-box>
            <text:p><text:span text:style-name="T1">t</text:span><text:span text:style-name="T2">5</text:span></text:p>
          </draw:text-box>
        </draw:frame>
        <draw:frame draw:style-name="gr18" draw:text-style-name="P2" draw:layer="layout" svg:width="4.279cm" svg:height="1.067cm" svg:x="11.82cm" svg:y="11.466cm">
          <draw:text-box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  <text:p><text:span text:style-name="T4">Aplicação recebe R</text:span><text:span text:style-name="T6">i</text:span><text:span text:style-name="T4">(t</text:span><text:span text:style-name="T6">1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2" draw:style-name="dp1" draw:master-page-name="Padrão">
        <draw:line draw:style-name="gr1" draw:text-style-name="P1" draw:layer="layout" svg:x1="7cm" svg:y1="4.269cm" svg:x2="7cm" svg:y2="6.8cm">
          <text:p/>
        </draw:line>
        <draw:line draw:style-name="gr2" draw:text-style-name="P1" draw:layer="layout" svg:x1="8cm" svg:y1="2.969cm" svg:x2="8cm" svg:y2="15cm">
          <text:p/>
        </draw:line>
        <draw:line draw:style-name="gr2" draw:text-style-name="P1" draw:layer="layout" svg:x1="12cm" svg:y1="2.969cm" svg:x2="12cm" svg:y2="15cm">
          <text:p/>
        </draw:line>
        <draw:frame draw:style-name="gr3" draw:text-style-name="P2" draw:layer="layout" svg:width="3.376cm" svg:height="0.573cm" svg:x="3.4cm" svg:y="3.669cm">
          <draw:text-box>
            <text:p><text:span text:style-name="T1">Inicio da sincronização</text:span></text:p>
          </draw:text-box>
        </draw:frame>
        <draw:frame draw:style-name="gr4" draw:text-style-name="P2" draw:layer="layout" svg:width="0.675cm" svg:height="0.575cm" svg:x="8.2cm" svg:y="3.594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7.6cm" svg:y="2.169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1.601cm" svg:y="2.17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483cm" svg:height="0.573cm" svg:x="4.51cm" svg:y="6.7cm">
          <draw:text-box>
            <text:p><text:span text:style-name="T1">Comanda envio</text:span></text:p>
          </draw:text-box>
        </draw:frame>
        <draw:frame draw:style-name="gr19" draw:text-style-name="P2" draw:layer="layout" svg:width="3.173cm" svg:height="0.981cm" svg:x="4.008cm" svg:y="9.497cm">
          <draw:text-box>
            <text:p><text:span text:style-name="T1">Inicio da transmissão</text:span><text:span text:style-name="T1"><text:line-break/></text:span><text:span text:style-name="T3">timestamp</text:span><text:span text:style-name="T4"> R</text:span><text:span text:style-name="T5">i</text:span><text:span text:style-name="T4">(t</text:span><text:span text:style-name="T6">3</text:span><text:span text:style-name="T4">)</text:span></text:p>
          </draw:text-box>
        </draw:frame>
        <draw:frame draw:style-name="gr4" draw:text-style-name="P2" draw:layer="layout" svg:width="0.675cm" svg:height="0.575cm" svg:x="8.202cm" svg:y="9.581cm">
          <draw:text-box>
            <text:p><text:span text:style-name="T1">t</text:span><text:span text:style-name="T2">3</text:span></text:p>
          </draw:text-box>
        </draw:frame>
        <draw:path draw:style-name="gr9" draw:text-style-name="P5" draw:layer="layout" svg:width="4.01cm" svg:height="0.905cm" draw:transform="skewX (-0.0727802298081636) rotate (-0.0719075651821675) translate (7.99945002015992cm 9.972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2cm" svg:y="9.96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2cm" svg:y="9.796cm">
          <draw:text-box>
            <text:p><text:span text:style-name="T3">Tempo de propagação</text:span></text:p>
          </draw:text-box>
        </draw:frame>
        <draw:line draw:style-name="gr12" draw:text-style-name="P1" draw:layer="layout" svg:x1="11.851cm" svg:y1="11.177cm" svg:x2="12.151cm" svg:y2="11.177cm">
          <text:p/>
        </draw:line>
        <draw:frame draw:style-name="gr4" draw:text-style-name="P2" draw:layer="layout" svg:width="0.675cm" svg:height="0.575cm" svg:x="12.124cm" svg:y="10.856cm">
          <draw:text-box>
            <text:p><text:span text:style-name="T1">t</text:span><text:span text:style-name="T2">4</text:span></text:p>
          </draw:text-box>
        </draw:frame>
        <draw:frame draw:style-name="gr4" draw:text-style-name="P2" draw:layer="layout" svg:width="0.675cm" svg:height="0.575cm" svg:x="11.3cm" svg:y="11.352cm">
          <draw:text-box>
            <text:p><text:span text:style-name="T1">t</text:span><text:span text:style-name="T2">5</text:span></text:p>
          </draw:text-box>
        </draw:frame>
        <draw:line draw:style-name="gr12" draw:text-style-name="P1" draw:layer="layout" svg:x1="11.84cm" svg:y1="11.695cm" svg:x2="12.14cm" svg:y2="11.695cm">
          <text:p/>
        </draw:line>
        <draw:line draw:style-name="gr12" draw:text-style-name="P1" draw:layer="layout" svg:x1="11.842cm" svg:y1="12.909cm" svg:x2="12.142cm" svg:y2="12.909cm">
          <text:p/>
        </draw:line>
        <draw:frame draw:style-name="gr20" draw:text-style-name="P2" draw:layer="layout" svg:width="4.1cm" svg:height="0.981cm" svg:x="12.8cm" svg:y="11.181cm">
          <draw:text-box>
            <text:p><text:span text:style-name="T1">Interrupção da Recepção</text:span></text:p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</draw:text-box>
        </draw:frame>
        <draw:line draw:style-name="gr12" draw:text-style-name="P1" draw:layer="layout" svg:x1="7.855cm" svg:y1="9.963cm" svg:x2="8.155cm" svg:y2="9.963cm">
          <text:p/>
        </draw:line>
        <draw:line draw:style-name="gr12" draw:text-style-name="P1" draw:layer="layout" svg:x1="7.855cm" svg:y1="6.969cm" svg:x2="8.155cm" svg:y2="6.969cm">
          <text:p/>
        </draw:line>
        <draw:line draw:style-name="gr12" draw:text-style-name="P1" draw:layer="layout" svg:x1="7.846cm" svg:y1="3.969cm" svg:x2="8.146cm" svg:y2="3.969cm">
          <text:p/>
        </draw:line>
        <draw:frame draw:style-name="gr14" draw:text-style-name="P2" draw:layer="layout" svg:width="3.351cm" svg:height="0.573cm" svg:x="3.549cm" svg:y="5.192cm">
          <draw:text-box>
            <text:p><text:span text:style-name="T1">Criação da mensagem</text:span></text:p>
          </draw:text-box>
        </draw:frame>
        <draw:line draw:style-name="gr1" draw:text-style-name="P1" draw:layer="layout" svg:x1="7cm" svg:y1="7.169cm" svg:x2="7cm" svg:y2="9.6cm">
          <text:p/>
        </draw:line>
        <draw:frame draw:style-name="gr13" draw:text-style-name="P2" draw:layer="layout" svg:width="3.351cm" svg:height="0.895cm" svg:x="4.1cm" svg:y="7.928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7.7cm" svg:y="9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4.664cm" svg:y="10.3cm">
          <draw:text-box>
            <text:p><text:span text:style-name="T3">Tempo de transmissão</text:span></text:p>
          </draw:text-box>
        </draw:frame>
        <draw:line draw:style-name="gr17" draw:text-style-name="P1" draw:layer="layout" svg:x1="12.4cm" svg:y1="11.679cm" svg:x2="13cm" svg:y2="11.679cm">
          <text:p text:style-name="P3"><text:s/></text:p>
        </draw:line>
        <draw:line draw:style-name="gr17" draw:text-style-name="P1" draw:layer="layout" svg:x1="7.6cm" svg:y1="9.969cm" svg:x2="7cm" svg:y2="9.969cm">
          <text:p text:style-name="P3"><text:s/></text:p>
        </draw:line>
        <draw:line draw:style-name="gr17" draw:text-style-name="P1" draw:layer="layout" svg:x1="7.6cm" svg:y1="6.969cm" svg:x2="7cm" svg:y2="6.969cm">
          <text:p text:style-name="P3"><text:s/></text:p>
        </draw:line>
        <draw:line draw:style-name="gr17" draw:text-style-name="P1" draw:layer="layout" svg:x1="7.6cm" svg:y1="3.969cm" svg:x2="7cm" svg:y2="3.969cm">
          <text:p text:style-name="P3"><text:s/></text:p>
        </draw:line>
        <draw:line draw:style-name="gr17" draw:text-style-name="P1" draw:layer="layout" svg:x1="12.373cm" svg:y1="12.918cm" svg:x2="12.973cm" svg:y2="12.918cm">
          <text:p text:style-name="P3"><text:s/></text:p>
        </draw:line>
        <draw:frame draw:style-name="gr4" draw:text-style-name="P2" draw:layer="layout" svg:width="0.675cm" svg:height="0.575cm" svg:x="11.301cm" svg:y="12.659cm">
          <draw:text-box>
            <text:p><text:span text:style-name="T1">t</text:span><text:span text:style-name="T2">6</text:span></text:p>
          </draw:text-box>
        </draw:frame>
        <draw:frame draw:style-name="gr4" draw:text-style-name="P2" draw:layer="layout" svg:width="0.675cm" svg:height="0.575cm" svg:x="8.164cm" svg:y="6.6cm">
          <draw:text-box>
            <text:p><text:span text:style-name="T1">t</text:span><text:span text:style-name="T2">1</text:span></text:p>
          </draw:text-box>
        </draw:frame>
        <draw:frame draw:style-name="gr21" draw:text-style-name="P7" draw:layer="layout" svg:width="4.279cm" svg:height="0.659cm" svg:x="12.764cm" svg:y="12.6cm">
          <draw:text-box>
            <text:p><text:span text:style-name="T4">Aplicação recebe R</text:span><text:span text:style-name="T6">i</text:span><text:span text:style-name="T4">(t</text:span><text:span text:style-name="T6">3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3" draw:style-name="dp1" draw:master-page-name="Padrão">
        <draw:custom-shape draw:style-name="gr22" draw:text-style-name="P8" draw:layer="layout" svg:width="2.28cm" svg:height="0.6cm" svg:x="3.996cm" svg:y="3cm">
          <text:p text:style-name="P3"><text:span text:style-name="T1">PREAM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923cm" svg:height="0.6cm" svg:x="6.277cm" svg:y="3cm">
          <text:p text:style-name="P3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28cm" svg:height="0.6cm" svg:x="8.2cm" svg:y="3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32cm" svg:height="0.6cm" svg:x="10.48cm" svg:y="3cm">
          <text:p text:style-name="P3"><text:span text:style-name="T1">CR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44:36.987303702</meta:creation-date>
    <meta:generator>LibreOffice/5.0.4.2$Linux_X86_64 LibreOffice_project/00m0$Build-2</meta:generator>
    <dc:date>2016-02-12T19:45:03.668999092</dc:date>
    <meta:editing-duration>PT35M40S</meta:editing-duration>
    <meta:editing-cycles>10</meta:editing-cycles>
    <meta:document-statistic meta:object-count="77"/>
  </office:meta>
</office:document-meta>
</file>